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fo:font-weight="bold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5">
      <style:paragraph-properties fo:margin-top="0cm" fo:margin-bottom="0.212cm"/>
    </style:style>
    <style:style style:name="P13" style:family="paragraph" style:parent-style-name="Text_20_body" style:list-style-name="L6">
      <style:paragraph-properties fo:margin-top="0cm" fo:margin-bottom="0.212cm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fo:font-weight="bold" style:font-style-asian="normal" style:font-style-complex="normal"/>
    </style:style>
    <style:style style:name="T7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</text:p>
      <text:p text:style-name="Standard"/>
      <text:p text:style-name="P1">Tutte la pagine statiche sono state realizzate utilizzando lo standard XHTML strict 1.0 per permettere la piena compatibilità con tutti i browser. Tutte le informazioni sono state inserite all'interno di pagine statiche, facilmente reperibili grazie al menù presente sulla sinistra. Inoltre in ogni pagina è presente il path che consente all'utente di controllare la sua posizione all'interno del sito. <text:s/></text:p>
      <text:p text:style-name="P1"/>
      <text:p text:style-name="P1">Ecco l'elenco di tutte le pagine statiche presenti nel sito web:</text:p>
      <text:list xml:id="list4799507454533425325" text:style-name="L1">
        <text:list-item>
          <text:p text:style-name="P5"><text:span text:style-name="T3">index.html</text:span>: <text:span text:style-name="T4">pagina dedicata alla Home page, dalla quale può iniziare la navigazione</text:span>;</text:p>
        </text:list-item>
        <text:list-item>
          <text:p text:style-name="P6">esposizioni.html<text:span text:style-name="T4">: pagina dedicata alle esposizioni dell'aquario. Da qui è possibile scoprire tutte le tipologie di pesci presenti, suddivisi per habitat. Ecco cosa si può trovare:</text:span></text:p>
          <text:list>
            <text:list-item>
              <text:p text:style-name="P6">barriera_corallina.html<text:span text:style-name="T4">: pagina dedicata alla barriera corallina dove si può accedere alle seguenti pagine di descrizione:</text:span></text:p>
              <text:list>
                <text:list-item>
                  <text:p text:style-name="P5"><text:span text:style-name="T2">corallo.html</text:span><text:span text:style-name="T4">: pagina dedicata alla descrizione dei coralli;</text:span></text:p>
                </text:list-item>
                <text:list-item>
                  <text:p text:style-name="P5"><text:span text:style-name="T2">cavalluccio.html</text:span><text:span text:style-name="T4">: pagina dedicata alla descrizione del cavalluccio marino;</text:span></text:p>
                </text:list-item>
                <text:list-item>
                  <text:p text:style-name="P5"><text:span text:style-name="T2">pesce_pagliaccio.html</text:span><text:span text:style-name="T4">: pagina dedicata alla descrizione del pesce pagliaccio;</text:span></text:p>
                </text:list-item>
                <text:list-item>
                  <text:p text:style-name="P5"><text:span text:style-name="T2">pesce_chirurgo.html</text:span><text:span text:style-name="T4">: pagina dedicata alla descrizione del pesce chirurgo;</text:span></text:p>
                </text:list-item>
                <text:list-item>
                  <text:p text:style-name="P5"><text:span text:style-name="T2">pesce_angelo.html</text:span><text:span text:style-name="T4">: pagina dedicata alla descrizione del pesce angelo;</text:span></text:p>
                </text:list-item>
                <text:list-item>
                  <text:p text:style-name="P5"><text:span text:style-name="T2">polpo.html</text:span><text:span text:style-name="T4">: pagina dedicata alla descrizione del polpo;</text:span></text:p>
                </text:list-item>
                <text:list-item>
                  <text:p text:style-name="P5"><text:span text:style-name="T2">murena.html</text:span><text:span text:style-name="T4">: pagina dedicata alla descrizione della murena;</text:span></text:p>
                </text:list-item>
              </text:list>
            </text:list-item>
            <text:list-item>
              <text:p text:style-name="P6">mare_aperto.html<text:span text:style-name="T4">: pagina dedicata all'oceano dove si può accedere alle seguenti pagine di descrizione:</text:span></text:p>
              <text:list>
                <text:list-item>
                  <text:p text:style-name="P5"><text:span text:style-name="T2">tartaruga.html</text:span><text:span text:style-name="T4">: pagina dedicata alla descrizione della tartaruga marina;</text:span></text:p>
                </text:list-item>
                <text:list-item>
                  <text:p text:style-name="P5"><text:span text:style-name="T2">squalo.html</text:span><text:span text:style-name="T4">: pagina dedicata alla descrizione dello squalo;</text:span></text:p>
                </text:list-item>
                <text:list-item>
                  <text:p text:style-name="P5"><text:span text:style-name="T2">delfino.html</text:span><text:span text:style-name="T4">: pagina dedicata alla descrizione del delfino;</text:span></text:p>
                </text:list-item>
                <text:list-item>
                  <text:p text:style-name="P5"><text:span text:style-name="T2">pesce_luna.html</text:span><text:span text:style-name="T4">: pagina dedicata alla descrizione del pesce luna;</text:span></text:p>
                </text:list-item>
                <text:list-item>
                  <text:p text:style-name="P5"><text:span text:style-name="T2">manta.html</text:span><text:span text:style-name="T4">: pagina dedicata alla descrizione della manta;</text:span></text:p>
                </text:list-item>
                <text:list-item>
                  <text:p text:style-name="P5"><text:span text:style-name="T2">trigone.html</text:span><text:span text:style-name="T4">: pagina dedicata alla descrizione del trigone;</text:span></text:p>
                </text:list-item>
                <text:list-item>
                  <text:p text:style-name="P6">pesce_re.html<text:span text:style-name="T4">: pagina dedicata alla descrizione del pesce rea;</text:span></text:p>
                </text:list-item>
              </text:list>
            </text:list-item>
            <text:list-item>
              <text:p text:style-name="P6">acque_glaciali.html<text:span text:style-name="T4">: pagina dedicata alle acque vicini ai circoli polari artici dove si può accedere alle seguenti pagine di descrizione:</text:span></text:p>
              <text:list>
                <text:list-item>
                  <text:p text:style-name="P5"><text:span text:style-name="T2">foca.html</text:span><text:span text:style-name="T4">: pagina dedicata alla descrizione della foca;</text:span></text:p>
                </text:list-item>
                <text:list-item>
                  <text:p text:style-name="P5"><text:span text:style-name="T2">beluga.html</text:span><text:span text:style-name="T4">: pagina dedicata alla descrizione del beluga;</text:span></text:p>
                </text:list-item>
                <text:list-item>
                  <text:p text:style-name="P6">pinguino.html<text:span text:style-name="T4">: pagina dedicata alla descrizione del pinguino;</text:span></text:p>
                </text:list-item>
              </text:list>
            </text:list-item>
            <text:list-item>
              <text:p text:style-name="P6">antichi.html<text:span text:style-name="T4">: pagina dedicata a tutte quelle creature che presentano milioni di anni di esistenza dove si può accedere alle seguenti pagine di descrizione:</text:span></text:p>
              <text:list>
                <text:list-item>
                  <text:p text:style-name="P5"><text:span text:style-name="T2">medusa.html</text:span><text:span text:style-name="T4">: pagina dedicata alla descrizione della medusa;</text:span></text:p>
                </text:list-item>
                <text:list-item>
                  <text:p text:style-name="P5"><text:span text:style-name="T2">granchioGigante.html</text:span><text:span text:style-name="T4">: pagina dedicata alla descrizione del granchio gigante giapponese;</text:span></text:p>
                </text:list-item>
                <text:list-item>
                  <text:p text:style-name="P5"><text:span text:style-name="T2">limulo.html</text:span><text:span text:style-name="T4">: pagina dedicata alla descrizione del limulo;</text:span></text:p>
                </text:list-item>
                <text:list-item>
                  <text:p text:style-name="P5"><text:span text:style-name="T2">nautilo.html</text:span><text:span text:style-name="T4">: pagina dedicata alla descrizione del nautilo;</text:span></text:p>
                </text:list-item>
                <text:list-item>
                  <text:p text:style-name="P5"><text:span text:style-name="T2">celacanto.html</text:span><text:span text:style-name="T4">: pagina dedicata alla descrizione del celacanto;</text:span></text:p>
                </text:list-item>
                <text:list-item>
                  <text:p text:style-name="P5"><text:span text:style-name="T2">axolotl.html</text:span><text:span text:style-name="T4">: pagina dedicata alla descrizione dell'axolotl;</text:span></text:p>
                </text:list-item>
                <text:list-item>
                  <text:p text:style-name="P5"><text:span text:style-name="T2">squaloNastro.html</text:span><text:span text:style-name="T4">: pagina dedicata alla descrizione dello scqualo nastro;</text:span></text:p>
                </text:list-item>
              </text:list>
            </text:list-item>
            <text:list-item>
              <text:p text:style-name="P6">abissi.html<text:span text:style-name="T4">: pagina dedicata agli abissi marini dove si può accedere alle seguenti pagine di descrizione:</text:span></text:p>
              <text:list>
                <text:list-item>
                  <text:p text:style-name="P5"><text:span text:style-name="T2">diavolo_nero.html</text:span><text:span text:style-name="T4">: pagina dedicata alla descrizione del diavolo nero;</text:span></text:p>
                </text:list-item>
                <text:list-item>
                  <text:p text:style-name="P5"><text:span text:style-name="T2">squalo_goblin.html</text:span><text:span text:style-name="T4">: pagina dedicata alla descrizione dello squalo goblin;</text:span></text:p>
                </text:list-item>
                <text:list-item>
                  <text:p text:style-name="P5"><text:soft-page-break/><text:span text:style-name="T2">anguilla_pellicano.html</text:span><text:span text:style-name="T4">: pagina dedicata alla descrizione dell'anguilla pellicano;</text:span></text:p>
                </text:list-item>
                <text:list-item>
                  <text:p text:style-name="P5"><text:span text:style-name="T2">vipera_di_mare.html</text:span><text:span text:style-name="T4">: pagina dedicata alla descrizione della vipera di mare;</text:span></text:p>
                </text:list-item>
                <text:list-item>
                  <text:p text:style-name="P5"><text:span text:style-name="T2">macropinna.html</text:span><text:span text:style-name="T4">: pagina dedicata alla descrizione della micropinna macrostoma;</text:span></text:p>
                </text:list-item>
              </text:list>
            </text:list-item>
          </text:list>
        </text:list-item>
        <text:list-item>
          <text:p text:style-name="P6">sede.html<text:span text:style-name="T4">: pagina dedicata alla descrizione della sede dell'acquario;</text:span></text:p>
        </text:list-item>
        <text:list-item>
          <text:p text:style-name="P6">storia.html: <text:span text:style-name="T4">pagina dedicata alla descrizione della sede dell'acquario;</text:span></text:p>
        </text:list-item>
        <text:list-item>
          <text:p text:style-name="P6">educazione.html<text:span text:style-name="T4">: pagina dedicata alla sensibilizzazione e all'importanza dell'educazione dell'ambiente;</text:span></text:p>
        </text:list-item>
        <text:list-item>
          <text:p text:style-name="P6">orario.html<text:span text:style-name="T4">: pagina dove viene riportato l'orario dell'acquario dell'intero anno sottoforma di tabella. La tabella è stata realizzate per renderla il più accessibile possibile;</text:span></text:p>
        </text:list-item>
        <text:list-item>
          <text:p text:style-name="P6">comeArrivare.html<text:span text:style-name="T4">: pagina dedicata alle informazione per arrivare all'acquario;</text:span></text:p>
        </text:list-item>
        <text:list-item>
          <text:p text:style-name="P9">comeArrivare.html: pagina dedicata alle informazioni principale per contattare la sede dell'acquario.</text:p>
        </text:list-item>
      </text:list>
      <text:p text:style-name="P3"/>
      <text:p text:style-name="P2"><text:span text:style-name="T5">La pagina </text:span><text:span text:style-name="T1">siteMap.html posizionata</text:span><text:span text:style-name="T5"> in basso a destra nel footer, riporta tutti i link delle pagine sopra descritte.</text:span></text:p>
      <text:p text:style-name="P4"/>
      <text:p text:style-name="P4">CSS</text:p>
      <text:p text:style-name="P4"/>
      <text:p text:style-name="P2"><text:span text:style-name="T5">Per realizzare la parte grafica è stato utilizzato un unico file CSS3 dal nome </text:span><text:span text:style-name="T1">main.css</text:span><text:span text:style-name="T5">, situato nella cartella style (</text:span><text:span text:style-name="T1">../style/main.css</text:span><text:span text:style-name="T5">).</text:span></text:p>
      <text:p text:style-name="P4"/>
      <text:p text:style-name="P4">Per motivi progettuale è stato deciso di disegnare una grafica semplice e intuitiva per non disorientare l'utente alla ricerca delle informazioni.</text:p>
      <text:p text:style-name="P4">Infatti il sito web si divide principalmente in cinque sezioni:</text:p>
      <text:list xml:id="list4348419244420799130" text:style-name="L2">
        <text:list-item>
          <text:p text:style-name="P7"><text:span text:style-name="T1">header</text:span><text:span text:style-name="T5">: dove è presente il nome dell'acquario seguito dallo slogan;</text:span></text:p>
        </text:list-item>
        <text:list-item>
          <text:p text:style-name="P7"><text:span text:style-name="T1">path</text:span><text:span text:style-name="T5">: barra posta subito dopo l'header, che permette all'utente di conoscere sempre in quale posizione si trova all'interno del sito web;</text:span></text:p>
        </text:list-item>
        <text:list-item>
          <text:p text:style-name="P7"><text:span text:style-name="T1">nav</text:span><text:span text:style-name="T5">: menù di navigazione posto sulla sinistra che permette di accedere alle varie sezioni del sito per la navigazione;</text:span></text:p>
        </text:list-item>
        <text:list-item>
          <text:p text:style-name="P7"><text:span text:style-name="T1">main</text:span><text:span text:style-name="T5">: dove vengono riportati tutti i contenuti statici e dinamici;</text:span></text:p>
        </text:list-item>
        <text:list-item>
          <text:p text:style-name="P7"><text:span text:style-name="T1">footer</text:span><text:span text:style-name="T5">: dove vengono riportati alcuni dati dell'acquario e il link alla mappa del sito. Infine viene segnalato che il sito ha superato i controlli per quanto riguarda la validità dello standart XHTML 1.0 e CSS3.</text:span></text:p>
        </text:list-item>
      </text:list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6">ACCESSIBILITÀ </text:span></text:p>
      <text:p text:style-name="Text_20_body">Il sito è stato costruito in modo da seguire il più possibile le linee guida WAI e WCAG in termini di accessibilità.</text:p>
      <text:p text:style-name="Text_20_body">Il sito mantiene la completa separazione tra struttura, implementata tramite il markup xhtml, contenuto, diviso tra le pagine statiche e il documento xhtml, e comportamento, controllato dagli script php. Inoltre segue le raccomandazioni WCAG per un sito P.U.R.O.: </text:p>
      <text:list xml:id="list1092963301423926101" text:style-name="L5">
        <text:list-item>
          <text:p text:style-name="P12">abbiamo reso “Percepibile” il sito impiegando sempre un layout semplice e usando solo tag xhtml, tutte le immagini presenti contengono il tag di descrizione; </text:p>
        </text:list-item>
        <text:list-item>
          <text:p text:style-name="P12">per rendere il sito “Operabile” abbiamo distinto chiaramente le sezioni delle pagine per aiutare l'utente a capire dove si trovano gli strumenti, infatti nella pagina home presentiamo tutti i servizi principali disponibili agli utenti quali il menù , le informazioni di base sull'acquario e sul sito; </text:p>
        </text:list-item>
        <text:list-item>
          <text:p text:style-name="P12">l'uso di markup xhtml css php rendono il sito semplice e “Robusto”; </text:p>
        </text:list-item>
        <text:list-item>
          <text:p text:style-name="P12">per “l'Usabilità” abbiamo fatto attenzione a permettere all'utente di sapere sempre la sua posizione all'interno del sito grazie all'impiego di css che evidenzi la voce del menù sul quale ci si trova e all'utilizzo di un path che segue subito il menù e presenta all'utente il percorso fatto. </text:p>
        </text:list-item>
      </text:list>
      <text:p text:style-name="Text_20_body"/>
      <text:p text:style-name="Text_20_body">Tutte le raccomandazioni di priorità 1 e 2 del WAI sono state essenzialmente seguite e sono stati usati gli strumenti forniti da colorweel e visceck (<text:a xlink:type="simple" xlink:href="http://gmazzocato.altervista.org/it/colorwheel/wheel.php" text:style-name="Internet_20_link" text:visited-style-name="Visited_20_Internet_20_Link">http://gmazzocato.altervista.org/it/colorwheel/wheel.php</text:a> e <text:a xlink:type="simple" xlink:href="http://www.vischeck.com/" text:style-name="Internet_20_link" text:visited-style-name="Visited_20_Internet_20_Link">http://www.vischeck.com/</text:a>); </text:p>
      <text:p text:style-name="Text_20_body">tuttavia <text:span text:style-name="T7">javascript</text:span> non è stato impiegato e tutti i contenuti dinamici sono dipendenti solo da php.</text:p>
      <text:p text:style-name="Text_20_body"/>
      <text:p text:style-name="P10">USABILITÀ</text:p>
      <text:p text:style-name="Text_20_body"/>
      <text:p text:style-name="Text_20_body">Concentrandoci ulteriormente sull'usabilità del sito, le pagine e in particolare il menù cercano sempre, attraverso più strumenti, di comunicare all'utente le informazioni più importanti come esemplificato dalle 5 W:</text:p>
      <text:list xml:id="list5559054315759271607" text:style-name="L6">
        <text:list-item>
          <text:p text:style-name="P13"><text:span text:style-name="T7">Where</text:span>: il path e il menù permettono sempre all'utente di sapere dove si trova all'interno del sito web. </text:p>
        </text:list-item>
        <text:list-item>
          <text:p text:style-name="P13"><text:span text:style-name="T7">Who</text:span>: la pagina “storia.html” avvicina l'utente all'acquario di nostra invenzione. </text:p>
        </text:list-item>
        <text:list-item>
          <text:p text:style-name="P13"><text:span text:style-name="T7">When</text:span>: nella pagina home <text:s/></text:p>
        </text:list-item>
        <text:list-item>
          <text:p text:style-name="P13"><text:span text:style-name="T7">How</text:span>: </text:p>
        </text:list-item>
        <text:list-item>
          <text:p text:style-name="P13"><text:span text:style-name="T7">What</text:span>: </text:p>
        </text:list-item>
      </text:list>
      <text:p text:style-name="Text_20_body"/>
      <text:p text:style-name="Text_20_body"><text:span text:style-name="T7">Navbar</text:span>: viene sempre evidenziata la voce della pagina in cui siamo all’interno</text:p>
      <text:p text:style-name="Text_20_body">della barra di navigazione. </text:p>
      <text:p text:style-name="Text_20_body"/>
      <text:p text:style-name="Text_20_body"><text:span text:style-name="T7">Link</text:span>: Ogni link è stato sottolineato e presenta la classica colorazione blu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Lazzaro</meta:initial-creator>
    <meta:creation-date>2016-02-03T09:24:53.86</meta:creation-date>
    <dc:date>2017-02-05T10:42:09.08</dc:date>
    <dc:creator>Francesco Lazzaro</dc:creator>
    <meta:editing-duration>PT2H17M9S</meta:editing-duration>
    <meta:editing-cycles>22</meta:editing-cycles>
    <meta:generator>OpenOffice/4.1.2$Win32 OpenOffice.org_project/412m3$Build-9782</meta:generator>
    <meta:document-statistic meta:table-count="0" meta:image-count="0" meta:object-count="0" meta:page-count="3" meta:paragraph-count="75" meta:word-count="1025" meta:character-count="7161"/>
  </office:meta>
</office:document-meta>
</file>